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egoe UI Variable Static Text" svg:font-family="'Segoe UI Variable Static Text'" style:font-family-generic="swiss" style:font-pitch="variable"/>
    <style:font-face style:name="Segoe UI Variable Static Text1" svg:font-family="'Segoe UI Variable Static Text'" style:font-family-generic="system" style:font-pitch="variable"/>
  </office:font-face-decls>
  <office:automatic-styles>
    <style:style style:name="co1" style:family="table-column">
      <style:table-column-properties fo:break-before="auto" style:column-width="0.7402in"/>
    </style:style>
    <style:style style:name="co2" style:family="table-column">
      <style:table-column-properties fo:break-before="auto" style:column-width="0.6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0.6764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" table:style-name="ta1">
        <table:shapes>
          <draw:frame draw:z-index="0" draw:style-name="gr1" draw:text-style-name="P1" svg:width="11.1736in" svg:height="6.3067in" svg:x="4.5098in" svg:y="0.1783in">
            <draw:object draw:notify-on-update-of-ranges="ans.A1:ans.A1 ans.A2:ans.A32 ans.B1:ans.B1 ans.B2:ans.B32 ans.C1:ans.C1 ans.C2:ans.C32 ans.D1:ans.D1 ans.D2:ans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035in" svg:height="4.4445in" svg:x="5.1717in" svg:y="0.4776in">
            <draw:object draw:notify-on-update-of-ranges="ans.A1:ans.A1 ans.A2:ans.A25 ans.B1:ans.B1 ans.B2:ans.B25 ans.C1:ans.C1 ans.C2:ans.C25 ans.D1:ans.D1 ans.D2:ans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size_bytes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rand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KB</text:p>
          </table:table-cell>
          <table:table-cell office:value-type="float" office:value="3.92848" calcext:value-type="float">
            <text:p>3.92848</text:p>
          </table:table-cell>
          <table:table-cell office:value-type="float" office:value="3.83108" calcext:value-type="float">
            <text:p>3.83108</text:p>
          </table:table-cell>
          <table:table-cell office:value-type="float" office:value="3.90636" calcext:value-type="float">
            <text:p>3.90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 KB <text:s/></text:p>
          </table:table-cell>
          <table:table-cell office:value-type="float" office:value="3.92541" calcext:value-type="float">
            <text:p>3.92541</text:p>
          </table:table-cell>
          <table:table-cell office:value-type="float" office:value="3.90151" calcext:value-type="float">
            <text:p>3.90151</text:p>
          </table:table-cell>
          <table:table-cell office:value-type="float" office:value="3.78612" calcext:value-type="float">
            <text:p>3.78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KB</text:p>
          </table:table-cell>
          <table:table-cell office:value-type="float" office:value="3.9266" calcext:value-type="float">
            <text:p>3.9266</text:p>
          </table:table-cell>
          <table:table-cell office:value-type="float" office:value="4.01234" calcext:value-type="float">
            <text:p>4.01234</text:p>
          </table:table-cell>
          <table:table-cell office:value-type="float" office:value="3.78514" calcext:value-type="float">
            <text:p>3.78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KB</text:p>
          </table:table-cell>
          <table:table-cell office:value-type="float" office:value="3.7668" calcext:value-type="float">
            <text:p>3.7668</text:p>
          </table:table-cell>
          <table:table-cell office:value-type="float" office:value="3.77623" calcext:value-type="float">
            <text:p>3.77623</text:p>
          </table:table-cell>
          <table:table-cell office:value-type="float" office:value="3.77294" calcext:value-type="float">
            <text:p>3.77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3.84111" calcext:value-type="float">
            <text:p>3.84111</text:p>
          </table:table-cell>
          <table:table-cell office:value-type="float" office:value="3.87386" calcext:value-type="float">
            <text:p>3.87386</text:p>
          </table:table-cell>
          <table:table-cell office:value-type="float" office:value="3.92521" calcext:value-type="float">
            <text:p>3.92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KB</text:p>
          </table:table-cell>
          <table:table-cell office:value-type="float" office:value="3.81451" calcext:value-type="float">
            <text:p>3.81451</text:p>
          </table:table-cell>
          <table:table-cell office:value-type="float" office:value="3.81664" calcext:value-type="float">
            <text:p>3.81664</text:p>
          </table:table-cell>
          <table:table-cell office:value-type="float" office:value="3.92977" calcext:value-type="float">
            <text:p>3.92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KB</text:p>
          </table:table-cell>
          <table:table-cell office:value-type="float" office:value="3.81483" calcext:value-type="float">
            <text:p>3.81483</text:p>
          </table:table-cell>
          <table:table-cell office:value-type="float" office:value="3.81557" calcext:value-type="float">
            <text:p>3.81557</text:p>
          </table:table-cell>
          <table:table-cell office:value-type="float" office:value="3.92336" calcext:value-type="float">
            <text:p>3.92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KB</text:p>
          </table:table-cell>
          <table:table-cell office:value-type="float" office:value="3.81472" calcext:value-type="float">
            <text:p>3.81472</text:p>
          </table:table-cell>
          <table:table-cell office:value-type="float" office:value="3.81752" calcext:value-type="float">
            <text:p>3.81752</text:p>
          </table:table-cell>
          <table:table-cell office:value-type="float" office:value="3.93009" calcext:value-type="float">
            <text:p>3.93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KB</text:p>
          </table:table-cell>
          <table:table-cell office:value-type="float" office:value="3.81542" calcext:value-type="float">
            <text:p>3.81542</text:p>
          </table:table-cell>
          <table:table-cell office:value-type="float" office:value="3.8173" calcext:value-type="float">
            <text:p>3.8173</text:p>
          </table:table-cell>
          <table:table-cell office:value-type="float" office:value="3.93079" calcext:value-type="float">
            <text:p>3.93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KB</text:p>
          </table:table-cell>
          <table:table-cell office:value-type="float" office:value="3.81537" calcext:value-type="float">
            <text:p>3.81537</text:p>
          </table:table-cell>
          <table:table-cell office:value-type="float" office:value="3.81729" calcext:value-type="float">
            <text:p>3.81729</text:p>
          </table:table-cell>
          <table:table-cell office:value-type="float" office:value="3.92825" calcext:value-type="float">
            <text:p>3.9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 KB</text:p>
          </table:table-cell>
          <table:table-cell office:value-type="float" office:value="3.81519" calcext:value-type="float">
            <text:p>3.81519</text:p>
          </table:table-cell>
          <table:table-cell office:value-type="float" office:value="3.81715" calcext:value-type="float">
            <text:p>3.81715</text:p>
          </table:table-cell>
          <table:table-cell office:value-type="float" office:value="3.92278" calcext:value-type="float">
            <text:p>3.92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 KB</text:p>
          </table:table-cell>
          <table:table-cell office:value-type="float" office:value="3.81543" calcext:value-type="float">
            <text:p>3.81543</text:p>
          </table:table-cell>
          <table:table-cell office:value-type="float" office:value="3.81713" calcext:value-type="float">
            <text:p>3.81713</text:p>
          </table:table-cell>
          <table:table-cell office:value-type="float" office:value="3.90373" calcext:value-type="float">
            <text:p>3.90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 KB</text:p>
          </table:table-cell>
          <table:table-cell office:value-type="float" office:value="3.79918" calcext:value-type="float">
            <text:p>3.79918</text:p>
          </table:table-cell>
          <table:table-cell office:value-type="float" office:value="3.79989" calcext:value-type="float">
            <text:p>3.79989</text:p>
          </table:table-cell>
          <table:table-cell office:value-type="float" office:value="3.92517" calcext:value-type="float">
            <text:p>3.92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 KB</text:p>
          </table:table-cell>
          <table:table-cell office:value-type="float" office:value="3.79609" calcext:value-type="float">
            <text:p>3.79609</text:p>
          </table:table-cell>
          <table:table-cell office:value-type="float" office:value="3.79697" calcext:value-type="float">
            <text:p>3.79697</text:p>
          </table:table-cell>
          <table:table-cell office:value-type="float" office:value="3.92556" calcext:value-type="float">
            <text:p>3.92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8 KB</text:p>
          </table:table-cell>
          <table:table-cell office:value-type="float" office:value="3.79402" calcext:value-type="float">
            <text:p>3.79402</text:p>
          </table:table-cell>
          <table:table-cell office:value-type="float" office:value="3.79466" calcext:value-type="float">
            <text:p>3.79466</text:p>
          </table:table-cell>
          <table:table-cell office:value-type="float" office:value="3.92746" calcext:value-type="float">
            <text:p>3.9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 KB</text:p>
          </table:table-cell>
          <table:table-cell office:value-type="float" office:value="3.79252" calcext:value-type="float">
            <text:p>3.79252</text:p>
          </table:table-cell>
          <table:table-cell office:value-type="float" office:value="3.79312" calcext:value-type="float">
            <text:p>3.79312</text:p>
          </table:table-cell>
          <table:table-cell office:value-type="float" office:value="3.93064" calcext:value-type="float">
            <text:p>3.93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 KB</text:p>
          </table:table-cell>
          <table:table-cell office:value-type="float" office:value="3.79164" calcext:value-type="float">
            <text:p>3.79164</text:p>
          </table:table-cell>
          <table:table-cell office:value-type="float" office:value="3.79234" calcext:value-type="float">
            <text:p>3.79234</text:p>
          </table:table-cell>
          <table:table-cell office:value-type="float" office:value="3.93435" calcext:value-type="float">
            <text:p>3.9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4 KB</text:p>
          </table:table-cell>
          <table:table-cell office:value-type="float" office:value="3.79074" calcext:value-type="float">
            <text:p>3.79074</text:p>
          </table:table-cell>
          <table:table-cell office:value-type="float" office:value="3.79152" calcext:value-type="float">
            <text:p>3.79152</text:p>
          </table:table-cell>
          <table:table-cell office:value-type="float" office:value="3.94038" calcext:value-type="float">
            <text:p>3.94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2 KB</text:p>
          </table:table-cell>
          <table:table-cell office:value-type="float" office:value="3.7898" calcext:value-type="float">
            <text:p>3.7898</text:p>
          </table:table-cell>
          <table:table-cell office:value-type="float" office:value="3.79043" calcext:value-type="float">
            <text:p>3.79043</text:p>
          </table:table-cell>
          <table:table-cell office:value-type="float" office:value="3.94763" calcext:value-type="float">
            <text:p>3.94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8 KB</text:p>
          </table:table-cell>
          <table:table-cell office:value-type="float" office:value="3.78919" calcext:value-type="float">
            <text:p>3.78919</text:p>
          </table:table-cell>
          <table:table-cell office:value-type="float" office:value="3.78989" calcext:value-type="float">
            <text:p>3.78989</text:p>
          </table:table-cell>
          <table:table-cell office:value-type="float" office:value="3.95864" calcext:value-type="float">
            <text:p>3.9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MB</text:p>
          </table:table-cell>
          <table:table-cell office:value-type="float" office:value="3.78868" calcext:value-type="float">
            <text:p>3.78868</text:p>
          </table:table-cell>
          <table:table-cell office:value-type="float" office:value="3.78944" calcext:value-type="float">
            <text:p>3.78944</text:p>
          </table:table-cell>
          <table:table-cell office:value-type="float" office:value="3.97302" calcext:value-type="float">
            <text:p>3.97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 MB</text:p>
          </table:table-cell>
          <table:table-cell office:value-type="float" office:value="3.78811" calcext:value-type="float">
            <text:p>3.78811</text:p>
          </table:table-cell>
          <table:table-cell office:value-type="float" office:value="3.78888" calcext:value-type="float">
            <text:p>3.78888</text:p>
          </table:table-cell>
          <table:table-cell office:value-type="float" office:value="4.00305" calcext:value-type="float">
            <text:p>4.00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B</text:p>
          </table:table-cell>
          <table:table-cell office:value-type="float" office:value="3.78758" calcext:value-type="float">
            <text:p>3.78758</text:p>
          </table:table-cell>
          <table:table-cell office:value-type="float" office:value="3.78834" calcext:value-type="float">
            <text:p>3.78834</text:p>
          </table:table-cell>
          <table:table-cell office:value-type="float" office:value="4.04784" calcext:value-type="float">
            <text:p>4.04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MB</text:p>
          </table:table-cell>
          <table:table-cell office:value-type="float" office:value="3.7871" calcext:value-type="float">
            <text:p>3.7871</text:p>
          </table:table-cell>
          <table:table-cell office:value-type="float" office:value="3.78785" calcext:value-type="float">
            <text:p>3.78785</text:p>
          </table:table-cell>
          <table:table-cell office:value-type="float" office:value="4.17292" calcext:value-type="float">
            <text:p>4.17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B</text:p>
          </table:table-cell>
          <table:table-cell office:value-type="float" office:value="3.7867" calcext:value-type="float">
            <text:p>3.7867</text:p>
          </table:table-cell>
          <table:table-cell office:value-type="float" office:value="3.78735" calcext:value-type="float">
            <text:p>3.78735</text:p>
          </table:table-cell>
          <table:table-cell office:value-type="float" office:value="4.45783" calcext:value-type="float">
            <text:p>4.45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B</text:p>
          </table:table-cell>
          <table:table-cell office:value-type="float" office:value="3.91358" calcext:value-type="float">
            <text:p>3.91358</text:p>
          </table:table-cell>
          <table:table-cell office:value-type="float" office:value="3.92461" calcext:value-type="float">
            <text:p>3.92461</text:p>
          </table:table-cell>
          <table:table-cell office:value-type="float" office:value="29.84076" calcext:value-type="float">
            <text:p>29.84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MB</text:p>
          </table:table-cell>
          <table:table-cell office:value-type="float" office:value="3.78637" calcext:value-type="float">
            <text:p>3.78637</text:p>
          </table:table-cell>
          <table:table-cell office:value-type="float" office:value="3.7732" calcext:value-type="float">
            <text:p>3.7732</text:p>
          </table:table-cell>
          <table:table-cell office:value-type="float" office:value="37.4405" calcext:value-type="float">
            <text:p>37.4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B</text:p>
          </table:table-cell>
          <table:table-cell office:value-type="float" office:value="3.79827" calcext:value-type="float">
            <text:p>3.79827</text:p>
          </table:table-cell>
          <table:table-cell office:value-type="float" office:value="3.92472" calcext:value-type="float">
            <text:p>3.92472</text:p>
          </table:table-cell>
          <table:table-cell office:value-type="float" office:value="40.7277" calcext:value-type="float">
            <text:p>40.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MB</text:p>
          </table:table-cell>
          <table:table-cell office:value-type="float" office:value="3.78457" calcext:value-type="float">
            <text:p>3.78457</text:p>
          </table:table-cell>
          <table:table-cell office:value-type="float" office:value="3.8039" calcext:value-type="float">
            <text:p>3.8039</text:p>
          </table:table-cell>
          <table:table-cell office:value-type="float" office:value="47.4541" calcext:value-type="float">
            <text:p>47.4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MB</text:p>
          </table:table-cell>
          <table:table-cell office:value-type="float" office:value="3.95297" calcext:value-type="float">
            <text:p>3.95297</text:p>
          </table:table-cell>
          <table:table-cell office:value-type="float" office:value="3.92476" calcext:value-type="float">
            <text:p>3.92476</text:p>
          </table:table-cell>
          <table:table-cell office:value-type="float" office:value="200.79" calcext:value-type="float">
            <text:p>200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 MB</text:p>
          </table:table-cell>
          <table:table-cell office:value-type="float" office:value="3.89084" calcext:value-type="float">
            <text:p>3.89084</text:p>
          </table:table-cell>
          <table:table-cell office:value-type="float" office:value="3.88301" calcext:value-type="float">
            <text:p>3.88301</text:p>
          </table:table-cell>
          <table:table-cell office:value-type="float" office:value="324.801" calcext:value-type="float">
            <text:p>324.8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egoe UI Variable Static Text" svg:font-family="'Segoe UI Variable Static Text'" style:font-family-generic="swiss" style:font-pitch="variable"/>
    <style:font-face style:name="Segoe UI Variable Static Text1" svg:font-family="'Segoe UI Variable Static Tex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Segoe UI Variable Static Text" fo:font-size="10pt" fo:language="en" fo:country="US" style:font-name-asian="Segoe UI Variable Static Text1" style:font-size-asian="10pt" style:language-asian="zh" style:country-asian="CN" style:font-name-complex="Segoe UI Variable Static Text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Segoe UI Variable Static Text1" style:font-size-asian="12pt" style:language-asian="zh" style:country-asian="CN" style:font-name-complex="Segoe UI Variable Static Text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egoe UI Variable Static Text" fo:font-family="'Segoe UI Variable Static Text'" style:font-family-generic="swiss" style:font-pitch="variable" fo:font-size="10pt" style:font-name-asian="Segoe UI Variable Static Text1" style:font-family-asian="'Segoe UI Variable Static Text'" style:font-family-generic-asian="system" style:font-pitch-asian="variable" style:font-size-asian="10pt" style:font-name-complex="Segoe UI Variable Static Text1" style:font-family-complex="'Segoe UI Variable Static Text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9T15:39:17.189462090</dc:date>
    <meta:editing-duration>PT56M39S</meta:editing-duration>
    <meta:editing-cycles>1</meta:editing-cycles>
    <meta:document-statistic meta:table-count="1" meta:cell-count="128" meta:object-count="2"/>
    <meta:generator>LibreOffice/25.8.3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382cm" svg:height="16.02cm" xlink:href=".." xlink:type="simple" chart:class="chart:line" chart:style-name="ch1">
        <chart:legend chart:legend-position="end" svg:x="25.585cm" svg:y="7.133cm" style:legend-expansion="high" chart:style-name="ch2"/>
        <chart:plot-area chart:style-name="ch3" svg:x="0.567cm" svg:y="0.32cm" svg:width="24.451cm" svg:height="15.38cm">
          <chart:coordinate-region svg:x="1.373cm" svg:y="0.546cm" svg:width="23.485cm" svg:height="13.829cm"/>
          <chart:axis chart:dimension="x" chart:name="primary-x" chart:style-name="ch4" chartooo:axis-type="auto">
            <chartooo:date-scale/>
            <chart:categories table:cell-range-address="ans.A2:ans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s.B2:ans.B32" chart:label-cell-address="ans.B1:ans.B1" chart:class="chart:line">
            <chart:data-point chart:repeated="31"/>
          </chart:series>
          <chart:series chart:style-name="ch7" chart:values-cell-range-address="ans.C2:ans.C32" chart:label-cell-address="ans.C1:ans.C1" chart:class="chart:line">
            <chart:data-point chart:repeated="31"/>
          </chart:series>
          <chart:series chart:style-name="ch8" chart:values-cell-range-address="ans.D2:ans.D32" chart:label-cell-address="ans.D1:ans.D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ward</text:p>
                <draw:g>
                  <svg:desc>ans.B1:ans.B1</svg:desc>
                </draw:g>
              </table:table-cell>
              <table:table-cell office:value-type="string">
                <text:p>backward</text:p>
                <draw:g>
                  <svg:desc>ans.C1:ans.C1</svg:desc>
                </draw:g>
              </table:table-cell>
              <table:table-cell office:value-type="string">
                <text:p>random</text:p>
                <draw:g>
                  <svg:desc>ans.D1:a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KB</text:p>
                <draw:g>
                  <svg:desc>ans.A2:ans.A32</svg:desc>
                </draw:g>
              </table:table-cell>
              <table:table-cell office:value-type="float" office:value="3.92848">
                <text:p>3.92848</text:p>
                <draw:g>
                  <svg:desc>ans.B2:ans.B32</svg:desc>
                </draw:g>
              </table:table-cell>
              <table:table-cell office:value-type="float" office:value="3.83108">
                <text:p>3.83108</text:p>
                <draw:g>
                  <svg:desc>ans.C2:ans.C32</svg:desc>
                </draw:g>
              </table:table-cell>
              <table:table-cell office:value-type="float" office:value="3.90636">
                <text:p>3.90636</text:p>
                <draw:g>
                  <svg:desc>ans.D2:ans.D32</svg:desc>
                </draw:g>
              </table:table-cell>
            </table:table-row>
            <table:table-row>
              <table:table-cell office:value-type="string">
                <text:p>1.5 KB  </text:p>
              </table:table-cell>
              <table:table-cell office:value-type="float" office:value="3.92541">
                <text:p>3.92541</text:p>
              </table:table-cell>
              <table:table-cell office:value-type="float" office:value="3.90151">
                <text:p>3.90151</text:p>
              </table:table-cell>
              <table:table-cell office:value-type="float" office:value="3.78612">
                <text:p>3.78612</text:p>
              </table:table-cell>
            </table:table-row>
            <table:table-row>
              <table:table-cell office:value-type="string">
                <text:p>2 KB</text:p>
              </table:table-cell>
              <table:table-cell office:value-type="float" office:value="3.9266">
                <text:p>3.9266</text:p>
              </table:table-cell>
              <table:table-cell office:value-type="float" office:value="4.01234">
                <text:p>4.01234</text:p>
              </table:table-cell>
              <table:table-cell office:value-type="float" office:value="3.78514">
                <text:p>3.78514</text:p>
              </table:table-cell>
            </table:table-row>
            <table:table-row>
              <table:table-cell office:value-type="string">
                <text:p>3 KB</text:p>
              </table:table-cell>
              <table:table-cell office:value-type="float" office:value="3.7668">
                <text:p>3.7668</text:p>
              </table:table-cell>
              <table:table-cell office:value-type="float" office:value="3.77623">
                <text:p>3.77623</text:p>
              </table:table-cell>
              <table:table-cell office:value-type="float" office:value="3.77294">
                <text:p>3.77294</text:p>
              </table:table-cell>
            </table:table-row>
            <table:table-row>
              <table:table-cell office:value-type="string">
                <text:p>4 KB</text:p>
              </table:table-cell>
              <table:table-cell office:value-type="float" office:value="3.84111">
                <text:p>3.84111</text:p>
              </table:table-cell>
              <table:table-cell office:value-type="float" office:value="3.87386">
                <text:p>3.87386</text:p>
              </table:table-cell>
              <table:table-cell office:value-type="float" office:value="3.92521">
                <text:p>3.92521</text:p>
              </table:table-cell>
            </table:table-row>
            <table:table-row>
              <table:table-cell office:value-type="string">
                <text:p>6 KB</text:p>
              </table:table-cell>
              <table:table-cell office:value-type="float" office:value="3.81451">
                <text:p>3.81451</text:p>
              </table:table-cell>
              <table:table-cell office:value-type="float" office:value="3.81664">
                <text:p>3.81664</text:p>
              </table:table-cell>
              <table:table-cell office:value-type="float" office:value="3.92977">
                <text:p>3.92977</text:p>
              </table:table-cell>
            </table:table-row>
            <table:table-row>
              <table:table-cell office:value-type="string">
                <text:p>8 KB</text:p>
              </table:table-cell>
              <table:table-cell office:value-type="float" office:value="3.81483">
                <text:p>3.81483</text:p>
              </table:table-cell>
              <table:table-cell office:value-type="float" office:value="3.81557">
                <text:p>3.81557</text:p>
              </table:table-cell>
              <table:table-cell office:value-type="float" office:value="3.92336">
                <text:p>3.92336</text:p>
              </table:table-cell>
            </table:table-row>
            <table:table-row>
              <table:table-cell office:value-type="string">
                <text:p>12 KB</text:p>
              </table:table-cell>
              <table:table-cell office:value-type="float" office:value="3.81472">
                <text:p>3.81472</text:p>
              </table:table-cell>
              <table:table-cell office:value-type="float" office:value="3.81752">
                <text:p>3.81752</text:p>
              </table:table-cell>
              <table:table-cell office:value-type="float" office:value="3.93009">
                <text:p>3.93009</text:p>
              </table:table-cell>
            </table:table-row>
            <table:table-row>
              <table:table-cell office:value-type="string">
                <text:p>16 KB</text:p>
              </table:table-cell>
              <table:table-cell office:value-type="float" office:value="3.81542">
                <text:p>3.81542</text:p>
              </table:table-cell>
              <table:table-cell office:value-type="float" office:value="3.8173">
                <text:p>3.8173</text:p>
              </table:table-cell>
              <table:table-cell office:value-type="float" office:value="3.93079">
                <text:p>3.93079</text:p>
              </table:table-cell>
            </table:table-row>
            <table:table-row>
              <table:table-cell office:value-type="string">
                <text:p>24 KB</text:p>
              </table:table-cell>
              <table:table-cell office:value-type="float" office:value="3.81537">
                <text:p>3.81537</text:p>
              </table:table-cell>
              <table:table-cell office:value-type="float" office:value="3.81729">
                <text:p>3.81729</text:p>
              </table:table-cell>
              <table:table-cell office:value-type="float" office:value="3.92825">
                <text:p>3.92825</text:p>
              </table:table-cell>
            </table:table-row>
            <table:table-row>
              <table:table-cell office:value-type="string">
                <text:p>32 KB</text:p>
              </table:table-cell>
              <table:table-cell office:value-type="float" office:value="3.81519">
                <text:p>3.81519</text:p>
              </table:table-cell>
              <table:table-cell office:value-type="float" office:value="3.81715">
                <text:p>3.81715</text:p>
              </table:table-cell>
              <table:table-cell office:value-type="float" office:value="3.92278">
                <text:p>3.92278</text:p>
              </table:table-cell>
            </table:table-row>
            <table:table-row>
              <table:table-cell office:value-type="string">
                <text:p>48 KB</text:p>
              </table:table-cell>
              <table:table-cell office:value-type="float" office:value="3.81543">
                <text:p>3.81543</text:p>
              </table:table-cell>
              <table:table-cell office:value-type="float" office:value="3.81713">
                <text:p>3.81713</text:p>
              </table:table-cell>
              <table:table-cell office:value-type="float" office:value="3.90373">
                <text:p>3.90373</text:p>
              </table:table-cell>
            </table:table-row>
            <table:table-row>
              <table:table-cell office:value-type="string">
                <text:p>64 KB</text:p>
              </table:table-cell>
              <table:table-cell office:value-type="float" office:value="3.79918">
                <text:p>3.79918</text:p>
              </table:table-cell>
              <table:table-cell office:value-type="float" office:value="3.79989">
                <text:p>3.79989</text:p>
              </table:table-cell>
              <table:table-cell office:value-type="float" office:value="3.92517">
                <text:p>3.92517</text:p>
              </table:table-cell>
            </table:table-row>
            <table:table-row>
              <table:table-cell office:value-type="string">
                <text:p>96 KB</text:p>
              </table:table-cell>
              <table:table-cell office:value-type="float" office:value="3.79609">
                <text:p>3.79609</text:p>
              </table:table-cell>
              <table:table-cell office:value-type="float" office:value="3.79697">
                <text:p>3.79697</text:p>
              </table:table-cell>
              <table:table-cell office:value-type="float" office:value="3.92556">
                <text:p>3.92556</text:p>
              </table:table-cell>
            </table:table-row>
            <table:table-row>
              <table:table-cell office:value-type="string">
                <text:p>128 KB</text:p>
              </table:table-cell>
              <table:table-cell office:value-type="float" office:value="3.79402">
                <text:p>3.79402</text:p>
              </table:table-cell>
              <table:table-cell office:value-type="float" office:value="3.79466">
                <text:p>3.79466</text:p>
              </table:table-cell>
              <table:table-cell office:value-type="float" office:value="3.92746">
                <text:p>3.92746</text:p>
              </table:table-cell>
            </table:table-row>
            <table:table-row>
              <table:table-cell office:value-type="string">
                <text:p>192 KB</text:p>
              </table:table-cell>
              <table:table-cell office:value-type="float" office:value="3.79252">
                <text:p>3.79252</text:p>
              </table:table-cell>
              <table:table-cell office:value-type="float" office:value="3.79312">
                <text:p>3.79312</text:p>
              </table:table-cell>
              <table:table-cell office:value-type="float" office:value="3.93064">
                <text:p>3.93064</text:p>
              </table:table-cell>
            </table:table-row>
            <table:table-row>
              <table:table-cell office:value-type="string">
                <text:p>256 KB</text:p>
              </table:table-cell>
              <table:table-cell office:value-type="float" office:value="3.79164">
                <text:p>3.79164</text:p>
              </table:table-cell>
              <table:table-cell office:value-type="float" office:value="3.79234">
                <text:p>3.79234</text:p>
              </table:table-cell>
              <table:table-cell office:value-type="float" office:value="3.93435">
                <text:p>3.93435</text:p>
              </table:table-cell>
            </table:table-row>
            <table:table-row>
              <table:table-cell office:value-type="string">
                <text:p>384 KB</text:p>
              </table:table-cell>
              <table:table-cell office:value-type="float" office:value="3.79074">
                <text:p>3.79074</text:p>
              </table:table-cell>
              <table:table-cell office:value-type="float" office:value="3.79152">
                <text:p>3.79152</text:p>
              </table:table-cell>
              <table:table-cell office:value-type="float" office:value="3.94038">
                <text:p>3.94038</text:p>
              </table:table-cell>
            </table:table-row>
            <table:table-row>
              <table:table-cell office:value-type="string">
                <text:p>512 KB</text:p>
              </table:table-cell>
              <table:table-cell office:value-type="float" office:value="3.7898">
                <text:p>3.7898</text:p>
              </table:table-cell>
              <table:table-cell office:value-type="float" office:value="3.79043">
                <text:p>3.79043</text:p>
              </table:table-cell>
              <table:table-cell office:value-type="float" office:value="3.94763">
                <text:p>3.94763</text:p>
              </table:table-cell>
            </table:table-row>
            <table:table-row>
              <table:table-cell office:value-type="string">
                <text:p>768 KB</text:p>
              </table:table-cell>
              <table:table-cell office:value-type="float" office:value="3.78919">
                <text:p>3.78919</text:p>
              </table:table-cell>
              <table:table-cell office:value-type="float" office:value="3.78989">
                <text:p>3.78989</text:p>
              </table:table-cell>
              <table:table-cell office:value-type="float" office:value="3.95864">
                <text:p>3.95864</text:p>
              </table:table-cell>
            </table:table-row>
            <table:table-row>
              <table:table-cell office:value-type="string">
                <text:p>1 MB</text:p>
              </table:table-cell>
              <table:table-cell office:value-type="float" office:value="3.78868">
                <text:p>3.78868</text:p>
              </table:table-cell>
              <table:table-cell office:value-type="float" office:value="3.78944">
                <text:p>3.78944</text:p>
              </table:table-cell>
              <table:table-cell office:value-type="float" office:value="3.97302">
                <text:p>3.97302</text:p>
              </table:table-cell>
            </table:table-row>
            <table:table-row>
              <table:table-cell office:value-type="string">
                <text:p>1.5 MB</text:p>
              </table:table-cell>
              <table:table-cell office:value-type="float" office:value="3.78811">
                <text:p>3.78811</text:p>
              </table:table-cell>
              <table:table-cell office:value-type="float" office:value="3.78888">
                <text:p>3.78888</text:p>
              </table:table-cell>
              <table:table-cell office:value-type="float" office:value="4.00305">
                <text:p>4.00305</text:p>
              </table:table-cell>
            </table:table-row>
            <table:table-row>
              <table:table-cell office:value-type="string">
                <text:p>2 MB</text:p>
              </table:table-cell>
              <table:table-cell office:value-type="float" office:value="3.78758">
                <text:p>3.78758</text:p>
              </table:table-cell>
              <table:table-cell office:value-type="float" office:value="3.78834">
                <text:p>3.78834</text:p>
              </table:table-cell>
              <table:table-cell office:value-type="float" office:value="4.04784">
                <text:p>4.04784</text:p>
              </table:table-cell>
            </table:table-row>
            <table:table-row>
              <table:table-cell office:value-type="string">
                <text:p>3 MB</text:p>
              </table:table-cell>
              <table:table-cell office:value-type="float" office:value="3.7871">
                <text:p>3.7871</text:p>
              </table:table-cell>
              <table:table-cell office:value-type="float" office:value="3.78785">
                <text:p>3.78785</text:p>
              </table:table-cell>
              <table:table-cell office:value-type="float" office:value="4.17292">
                <text:p>4.17292</text:p>
              </table:table-cell>
            </table:table-row>
            <table:table-row>
              <table:table-cell office:value-type="string">
                <text:p>4 MB</text:p>
              </table:table-cell>
              <table:table-cell office:value-type="float" office:value="3.7867">
                <text:p>3.7867</text:p>
              </table:table-cell>
              <table:table-cell office:value-type="float" office:value="3.78735">
                <text:p>3.78735</text:p>
              </table:table-cell>
              <table:table-cell office:value-type="float" office:value="4.45783">
                <text:p>4.45783</text:p>
              </table:table-cell>
            </table:table-row>
            <table:table-row>
              <table:table-cell office:value-type="string">
                <text:p>6 MB</text:p>
              </table:table-cell>
              <table:table-cell office:value-type="float" office:value="3.91358">
                <text:p>3.91358</text:p>
              </table:table-cell>
              <table:table-cell office:value-type="float" office:value="3.92461">
                <text:p>3.92461</text:p>
              </table:table-cell>
              <table:table-cell office:value-type="float" office:value="29.84076">
                <text:p>29.84076</text:p>
              </table:table-cell>
            </table:table-row>
            <table:table-row>
              <table:table-cell office:value-type="string">
                <text:p>8 MB</text:p>
              </table:table-cell>
              <table:table-cell office:value-type="float" office:value="3.78637">
                <text:p>3.78637</text:p>
              </table:table-cell>
              <table:table-cell office:value-type="float" office:value="3.7732">
                <text:p>3.7732</text:p>
              </table:table-cell>
              <table:table-cell office:value-type="float" office:value="37.4405">
                <text:p>37.4405</text:p>
              </table:table-cell>
            </table:table-row>
            <table:table-row>
              <table:table-cell office:value-type="string">
                <text:p>12 MB</text:p>
              </table:table-cell>
              <table:table-cell office:value-type="float" office:value="3.79827">
                <text:p>3.79827</text:p>
              </table:table-cell>
              <table:table-cell office:value-type="float" office:value="3.92472">
                <text:p>3.92472</text:p>
              </table:table-cell>
              <table:table-cell office:value-type="float" office:value="40.7277">
                <text:p>40.7277</text:p>
              </table:table-cell>
            </table:table-row>
            <table:table-row>
              <table:table-cell office:value-type="string">
                <text:p>16 MB</text:p>
              </table:table-cell>
              <table:table-cell office:value-type="float" office:value="3.78457">
                <text:p>3.78457</text:p>
              </table:table-cell>
              <table:table-cell office:value-type="float" office:value="3.8039">
                <text:p>3.8039</text:p>
              </table:table-cell>
              <table:table-cell office:value-type="float" office:value="47.4541">
                <text:p>47.4541</text:p>
              </table:table-cell>
            </table:table-row>
            <table:table-row>
              <table:table-cell office:value-type="string">
                <text:p>24 MB</text:p>
              </table:table-cell>
              <table:table-cell office:value-type="float" office:value="3.95297">
                <text:p>3.95297</text:p>
              </table:table-cell>
              <table:table-cell office:value-type="float" office:value="3.92476">
                <text:p>3.92476</text:p>
              </table:table-cell>
              <table:table-cell office:value-type="float" office:value="200.79">
                <text:p>200.79</text:p>
              </table:table-cell>
            </table:table-row>
            <table:table-row>
              <table:table-cell office:value-type="string">
                <text:p>32 MB</text:p>
              </table:table-cell>
              <table:table-cell office:value-type="float" office:value="3.89084">
                <text:p>3.89084</text:p>
              </table:table-cell>
              <table:table-cell office:value-type="float" office:value="3.88301">
                <text:p>3.88301</text:p>
              </table:table-cell>
              <table:table-cell office:value-type="float" office:value="324.801">
                <text:p>324.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76cm" svg:height="11.29cm" xlink:href=".." xlink:type="simple" chart:class="chart:line" chart:style-name="ch1">
        <chart:legend chart:legend-position="end" svg:x="17.279cm" svg:y="4.768cm" style:legend-expansion="high" chart:style-name="ch2"/>
        <chart:plot-area chart:style-name="ch3" svg:x="0.542cm" svg:y="0.283cm" svg:width="15.744cm" svg:height="10.463cm">
          <chart:coordinate-region svg:x="1.238cm" svg:y="0.509cm" svg:width="14.889cm" svg:height="8.912cm"/>
          <chart:axis chart:dimension="x" chart:name="primary-x" chart:style-name="ch4" chartooo:axis-type="auto">
            <chartooo:date-scale/>
            <chart:categories table:cell-range-address="ans.A2:ans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s.B2:ans.B25" chart:label-cell-address="ans.B1:ans.B1" chart:class="chart:line">
            <chart:data-point chart:repeated="24"/>
          </chart:series>
          <chart:series chart:style-name="ch7" chart:values-cell-range-address="ans.C2:ans.C25" chart:label-cell-address="ans.C1:ans.C1" chart:class="chart:line">
            <chart:data-point chart:repeated="24"/>
          </chart:series>
          <chart:series chart:style-name="ch8" chart:values-cell-range-address="ans.D2:ans.D25" chart:label-cell-address="ans.D1:ans.D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ward</text:p>
                <draw:g>
                  <svg:desc>ans.B1:ans.B1</svg:desc>
                </draw:g>
              </table:table-cell>
              <table:table-cell office:value-type="string">
                <text:p>backward</text:p>
                <draw:g>
                  <svg:desc>ans.C1:ans.C1</svg:desc>
                </draw:g>
              </table:table-cell>
              <table:table-cell office:value-type="string">
                <text:p>random</text:p>
                <draw:g>
                  <svg:desc>ans.D1:a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KB</text:p>
                <draw:g>
                  <svg:desc>ans.A2:ans.A25</svg:desc>
                </draw:g>
              </table:table-cell>
              <table:table-cell office:value-type="float" office:value="3.92848">
                <text:p>3.92848</text:p>
                <draw:g>
                  <svg:desc>ans.B2:ans.B25</svg:desc>
                </draw:g>
              </table:table-cell>
              <table:table-cell office:value-type="float" office:value="3.83108">
                <text:p>3.83108</text:p>
                <draw:g>
                  <svg:desc>ans.C2:ans.C25</svg:desc>
                </draw:g>
              </table:table-cell>
              <table:table-cell office:value-type="float" office:value="3.90636">
                <text:p>3.90636</text:p>
                <draw:g>
                  <svg:desc>ans.D2:ans.D25</svg:desc>
                </draw:g>
              </table:table-cell>
            </table:table-row>
            <table:table-row>
              <table:table-cell office:value-type="string">
                <text:p>1.5 KB  </text:p>
              </table:table-cell>
              <table:table-cell office:value-type="float" office:value="3.92541">
                <text:p>3.92541</text:p>
              </table:table-cell>
              <table:table-cell office:value-type="float" office:value="3.90151">
                <text:p>3.90151</text:p>
              </table:table-cell>
              <table:table-cell office:value-type="float" office:value="3.78612">
                <text:p>3.78612</text:p>
              </table:table-cell>
            </table:table-row>
            <table:table-row>
              <table:table-cell office:value-type="string">
                <text:p>2 KB</text:p>
              </table:table-cell>
              <table:table-cell office:value-type="float" office:value="3.9266">
                <text:p>3.9266</text:p>
              </table:table-cell>
              <table:table-cell office:value-type="float" office:value="4.01234">
                <text:p>4.01234</text:p>
              </table:table-cell>
              <table:table-cell office:value-type="float" office:value="3.78514">
                <text:p>3.78514</text:p>
              </table:table-cell>
            </table:table-row>
            <table:table-row>
              <table:table-cell office:value-type="string">
                <text:p>3 KB</text:p>
              </table:table-cell>
              <table:table-cell office:value-type="float" office:value="3.7668">
                <text:p>3.7668</text:p>
              </table:table-cell>
              <table:table-cell office:value-type="float" office:value="3.77623">
                <text:p>3.77623</text:p>
              </table:table-cell>
              <table:table-cell office:value-type="float" office:value="3.77294">
                <text:p>3.77294</text:p>
              </table:table-cell>
            </table:table-row>
            <table:table-row>
              <table:table-cell office:value-type="string">
                <text:p>4 KB</text:p>
              </table:table-cell>
              <table:table-cell office:value-type="float" office:value="3.84111">
                <text:p>3.84111</text:p>
              </table:table-cell>
              <table:table-cell office:value-type="float" office:value="3.87386">
                <text:p>3.87386</text:p>
              </table:table-cell>
              <table:table-cell office:value-type="float" office:value="3.92521">
                <text:p>3.92521</text:p>
              </table:table-cell>
            </table:table-row>
            <table:table-row>
              <table:table-cell office:value-type="string">
                <text:p>6 KB</text:p>
              </table:table-cell>
              <table:table-cell office:value-type="float" office:value="3.81451">
                <text:p>3.81451</text:p>
              </table:table-cell>
              <table:table-cell office:value-type="float" office:value="3.81664">
                <text:p>3.81664</text:p>
              </table:table-cell>
              <table:table-cell office:value-type="float" office:value="3.92977">
                <text:p>3.92977</text:p>
              </table:table-cell>
            </table:table-row>
            <table:table-row>
              <table:table-cell office:value-type="string">
                <text:p>8 KB</text:p>
              </table:table-cell>
              <table:table-cell office:value-type="float" office:value="3.81483">
                <text:p>3.81483</text:p>
              </table:table-cell>
              <table:table-cell office:value-type="float" office:value="3.81557">
                <text:p>3.81557</text:p>
              </table:table-cell>
              <table:table-cell office:value-type="float" office:value="3.92336">
                <text:p>3.92336</text:p>
              </table:table-cell>
            </table:table-row>
            <table:table-row>
              <table:table-cell office:value-type="string">
                <text:p>12 KB</text:p>
              </table:table-cell>
              <table:table-cell office:value-type="float" office:value="3.81472">
                <text:p>3.81472</text:p>
              </table:table-cell>
              <table:table-cell office:value-type="float" office:value="3.81752">
                <text:p>3.81752</text:p>
              </table:table-cell>
              <table:table-cell office:value-type="float" office:value="3.93009">
                <text:p>3.93009</text:p>
              </table:table-cell>
            </table:table-row>
            <table:table-row>
              <table:table-cell office:value-type="string">
                <text:p>16 KB</text:p>
              </table:table-cell>
              <table:table-cell office:value-type="float" office:value="3.81542">
                <text:p>3.81542</text:p>
              </table:table-cell>
              <table:table-cell office:value-type="float" office:value="3.8173">
                <text:p>3.8173</text:p>
              </table:table-cell>
              <table:table-cell office:value-type="float" office:value="3.93079">
                <text:p>3.93079</text:p>
              </table:table-cell>
            </table:table-row>
            <table:table-row>
              <table:table-cell office:value-type="string">
                <text:p>24 KB</text:p>
              </table:table-cell>
              <table:table-cell office:value-type="float" office:value="3.81537">
                <text:p>3.81537</text:p>
              </table:table-cell>
              <table:table-cell office:value-type="float" office:value="3.81729">
                <text:p>3.81729</text:p>
              </table:table-cell>
              <table:table-cell office:value-type="float" office:value="3.92825">
                <text:p>3.92825</text:p>
              </table:table-cell>
            </table:table-row>
            <table:table-row>
              <table:table-cell office:value-type="string">
                <text:p>32 KB</text:p>
              </table:table-cell>
              <table:table-cell office:value-type="float" office:value="3.81519">
                <text:p>3.81519</text:p>
              </table:table-cell>
              <table:table-cell office:value-type="float" office:value="3.81715">
                <text:p>3.81715</text:p>
              </table:table-cell>
              <table:table-cell office:value-type="float" office:value="3.92278">
                <text:p>3.92278</text:p>
              </table:table-cell>
            </table:table-row>
            <table:table-row>
              <table:table-cell office:value-type="string">
                <text:p>48 KB</text:p>
              </table:table-cell>
              <table:table-cell office:value-type="float" office:value="3.81543">
                <text:p>3.81543</text:p>
              </table:table-cell>
              <table:table-cell office:value-type="float" office:value="3.81713">
                <text:p>3.81713</text:p>
              </table:table-cell>
              <table:table-cell office:value-type="float" office:value="3.90373">
                <text:p>3.90373</text:p>
              </table:table-cell>
            </table:table-row>
            <table:table-row>
              <table:table-cell office:value-type="string">
                <text:p>64 KB</text:p>
              </table:table-cell>
              <table:table-cell office:value-type="float" office:value="3.79918">
                <text:p>3.79918</text:p>
              </table:table-cell>
              <table:table-cell office:value-type="float" office:value="3.79989">
                <text:p>3.79989</text:p>
              </table:table-cell>
              <table:table-cell office:value-type="float" office:value="3.92517">
                <text:p>3.92517</text:p>
              </table:table-cell>
            </table:table-row>
            <table:table-row>
              <table:table-cell office:value-type="string">
                <text:p>96 KB</text:p>
              </table:table-cell>
              <table:table-cell office:value-type="float" office:value="3.79609">
                <text:p>3.79609</text:p>
              </table:table-cell>
              <table:table-cell office:value-type="float" office:value="3.79697">
                <text:p>3.79697</text:p>
              </table:table-cell>
              <table:table-cell office:value-type="float" office:value="3.92556">
                <text:p>3.92556</text:p>
              </table:table-cell>
            </table:table-row>
            <table:table-row>
              <table:table-cell office:value-type="string">
                <text:p>128 KB</text:p>
              </table:table-cell>
              <table:table-cell office:value-type="float" office:value="3.79402">
                <text:p>3.79402</text:p>
              </table:table-cell>
              <table:table-cell office:value-type="float" office:value="3.79466">
                <text:p>3.79466</text:p>
              </table:table-cell>
              <table:table-cell office:value-type="float" office:value="3.92746">
                <text:p>3.92746</text:p>
              </table:table-cell>
            </table:table-row>
            <table:table-row>
              <table:table-cell office:value-type="string">
                <text:p>192 KB</text:p>
              </table:table-cell>
              <table:table-cell office:value-type="float" office:value="3.79252">
                <text:p>3.79252</text:p>
              </table:table-cell>
              <table:table-cell office:value-type="float" office:value="3.79312">
                <text:p>3.79312</text:p>
              </table:table-cell>
              <table:table-cell office:value-type="float" office:value="3.93064">
                <text:p>3.93064</text:p>
              </table:table-cell>
            </table:table-row>
            <table:table-row>
              <table:table-cell office:value-type="string">
                <text:p>256 KB</text:p>
              </table:table-cell>
              <table:table-cell office:value-type="float" office:value="3.79164">
                <text:p>3.79164</text:p>
              </table:table-cell>
              <table:table-cell office:value-type="float" office:value="3.79234">
                <text:p>3.79234</text:p>
              </table:table-cell>
              <table:table-cell office:value-type="float" office:value="3.93435">
                <text:p>3.93435</text:p>
              </table:table-cell>
            </table:table-row>
            <table:table-row>
              <table:table-cell office:value-type="string">
                <text:p>384 KB</text:p>
              </table:table-cell>
              <table:table-cell office:value-type="float" office:value="3.79074">
                <text:p>3.79074</text:p>
              </table:table-cell>
              <table:table-cell office:value-type="float" office:value="3.79152">
                <text:p>3.79152</text:p>
              </table:table-cell>
              <table:table-cell office:value-type="float" office:value="3.94038">
                <text:p>3.94038</text:p>
              </table:table-cell>
            </table:table-row>
            <table:table-row>
              <table:table-cell office:value-type="string">
                <text:p>512 KB</text:p>
              </table:table-cell>
              <table:table-cell office:value-type="float" office:value="3.7898">
                <text:p>3.7898</text:p>
              </table:table-cell>
              <table:table-cell office:value-type="float" office:value="3.79043">
                <text:p>3.79043</text:p>
              </table:table-cell>
              <table:table-cell office:value-type="float" office:value="3.94763">
                <text:p>3.94763</text:p>
              </table:table-cell>
            </table:table-row>
            <table:table-row>
              <table:table-cell office:value-type="string">
                <text:p>768 KB</text:p>
              </table:table-cell>
              <table:table-cell office:value-type="float" office:value="3.78919">
                <text:p>3.78919</text:p>
              </table:table-cell>
              <table:table-cell office:value-type="float" office:value="3.78989">
                <text:p>3.78989</text:p>
              </table:table-cell>
              <table:table-cell office:value-type="float" office:value="3.95864">
                <text:p>3.95864</text:p>
              </table:table-cell>
            </table:table-row>
            <table:table-row>
              <table:table-cell office:value-type="string">
                <text:p>1 MB</text:p>
              </table:table-cell>
              <table:table-cell office:value-type="float" office:value="3.78868">
                <text:p>3.78868</text:p>
              </table:table-cell>
              <table:table-cell office:value-type="float" office:value="3.78944">
                <text:p>3.78944</text:p>
              </table:table-cell>
              <table:table-cell office:value-type="float" office:value="3.97302">
                <text:p>3.97302</text:p>
              </table:table-cell>
            </table:table-row>
            <table:table-row>
              <table:table-cell office:value-type="string">
                <text:p>1.5 MB</text:p>
              </table:table-cell>
              <table:table-cell office:value-type="float" office:value="3.78811">
                <text:p>3.78811</text:p>
              </table:table-cell>
              <table:table-cell office:value-type="float" office:value="3.78888">
                <text:p>3.78888</text:p>
              </table:table-cell>
              <table:table-cell office:value-type="float" office:value="4.00305">
                <text:p>4.00305</text:p>
              </table:table-cell>
            </table:table-row>
            <table:table-row>
              <table:table-cell office:value-type="string">
                <text:p>2 MB</text:p>
              </table:table-cell>
              <table:table-cell office:value-type="float" office:value="3.78758">
                <text:p>3.78758</text:p>
              </table:table-cell>
              <table:table-cell office:value-type="float" office:value="3.78834">
                <text:p>3.78834</text:p>
              </table:table-cell>
              <table:table-cell office:value-type="float" office:value="4.04784">
                <text:p>4.04784</text:p>
              </table:table-cell>
            </table:table-row>
            <table:table-row>
              <table:table-cell office:value-type="string">
                <text:p>3 MB</text:p>
              </table:table-cell>
              <table:table-cell office:value-type="float" office:value="3.7871">
                <text:p>3.7871</text:p>
              </table:table-cell>
              <table:table-cell office:value-type="float" office:value="3.78785">
                <text:p>3.78785</text:p>
              </table:table-cell>
              <table:table-cell office:value-type="float" office:value="4.17292">
                <text:p>4.17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